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417.64mm" svg:height="141.05mm" svg:x="16.24mm" svg:y="61.62mm">
            <loext:p draw:notify-on-update-of-ranges="Feuille1.B2:Feuille1.B2 Feuille1.C2:Feuille1.R2 Feuille1.B3:Feuille1.B3 Feuille1.C3:Feuille1.R3 Feuille1.B2:Feuille1.B2 Feuille1.C2:Feuille1.R2 Feuille1.B4:Feuille1.B4 Feuille1.C4:Feuille1.R4 Feuille1.B2:Feuille1.B2 Feuille1.C2:Feuille1.R2 Feuille1.B6:Feuille1.B6 Feuille1.C6:Feuille1.R6 Feuille1.B2:Feuille1.B2 Feuille1.C2:Feuille1.R2 Feuille1.B5:Feuille1.B5 Feuille1.C5:Feuille1.R5 Feuille1.B2:Feuille1.B2 Feuille1.C2:Feuille1.R2 Feuille1.B6:Feuille1.B6 Feuille1.C6:Feuille1.R6 Feuille1.B2:Feuille1.B2 Feuille1.C2:Feuille1.R2 Feuille1.B8:Feuille1.B8 Feuille1.C8:Feuille1.R8 Feuille1.B2:Feuille1.B2 Feuille1.C2:Feuille1.R2 Feuille1.B9:Feuille1.B9 Feuille1.C9:Feuille1.R9 Feuille1.B2:Feuille1.B2 Feuille1.C2:Feuille1.R2 Feuille1.B10:Feuille1.B10 Feuille1.C10:Feuille1.R10 Feuille1.B2:Feuille1.B2 Feuille1.C2:Feuille1.R2 Feuille1.B11:Feuille1.B11 Feuille1.C11:Feuille1.R11 Feuille1.B2:Feuille1.B2 Feuille1.C2:Feuille1.R2 Feuille1.B12:Feuille1.B12 Feuille1.C12:Feuille1.R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eta</text:p>
          </table:table-cell>
          <table:table-cell table:style-name="ce1"/>
          <table:table-cell table:style-name="ce1" office:value-type="string" calcext:value-type="string" table:number-columns-spanned="13" table:number-rows-spanned="1">
            <text:p>azimut</text:p>
          </table:table-cell>
          <table:covered-table-cell table:number-columns-repeated="12"/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.C2]+30" office:value-type="float" office:value="30" calcext:value-type="float">
            <text:p>30</text:p>
          </table:table-cell>
          <table:table-cell table:formula="of:=[.D2]+30" office:value-type="float" office:value="60" calcext:value-type="float">
            <text:p>60</text:p>
          </table:table-cell>
          <table:table-cell table:formula="of:=[.E2]+30" office:value-type="float" office:value="90" calcext:value-type="float">
            <text:p>90</text:p>
          </table:table-cell>
          <table:table-cell table:formula="of:=[.F2]+30"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table:formula="of:=[.G2]+30" office:value-type="float" office:value="150" calcext:value-type="float">
            <text:p>150</text:p>
          </table:table-cell>
          <table:table-cell table:formula="of:=[.K2]+30" office:value-type="float" office:value="180" calcext:value-type="float">
            <text:p>180</text:p>
          </table:table-cell>
          <table:table-cell table:formula="of:=[.L2]+30" office:value-type="float" office:value="210" calcext:value-type="float">
            <text:p>210</text:p>
          </table:table-cell>
          <table:table-cell table:formula="of:=[.M2]+30" office:value-type="float" office:value="240" calcext:value-type="float">
            <text:p>240</text:p>
          </table:table-cell>
          <table:table-cell table:formula="of:=[.N2]+30" office:value-type="float" office:value="270" calcext:value-type="float">
            <text:p>270</text:p>
          </table:table-cell>
          <table:table-cell table:formula="of:=[.O2]+30" office:value-type="float" office:value="300" calcext:value-type="float">
            <text:p>300</text:p>
          </table:table-cell>
          <table:table-cell table:formula="of:=[.P2]+30" office:value-type="float" office:value="330" calcext:value-type="float">
            <text:p>330</text:p>
          </table:table-cell>
          <table:table-cell table:formula="of:=[.Q2]+30" office:value-type="float" office:value="360" calcext:value-type="float">
            <text:p>36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0">
            <text:p>elevation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office:value-type="float" office:value="-16.97" calcext:value-type="float">
            <text:p>-16,97</text:p>
          </table:table-cell>
          <table:table-cell office:value-type="float" office:value="-27.3" calcext:value-type="float">
            <text:p>-27,3</text:p>
          </table:table-cell>
          <table:table-cell office:value-type="float" office:value="-29.99" calcext:value-type="float">
            <text:p>-29,99</text:p>
          </table:table-cell>
          <table:table-cell office:value-type="float" office:value="-26.28" calcext:value-type="float">
            <text:p>-26,28</text:p>
          </table:table-cell>
          <table:table-cell table:number-columns-repeated="3"/>
          <table:table-cell office:value-type="float" office:value="-16.26" calcext:value-type="float">
            <text:p>-16,26</text:p>
          </table:table-cell>
          <table:table-cell office:value-type="float" office:value="-1.02" calcext:value-type="float">
            <text:p>-1,02</text:p>
          </table:table-cell>
          <table:table-cell office:value-type="float" office:value="14.61" calcext:value-type="float">
            <text:p>14,61</text:p>
          </table:table-cell>
          <table:table-cell office:value-type="float" office:value="25.42" calcext:value-type="float">
            <text:p>25,42</text:p>
          </table:table-cell>
          <table:table-cell office:value-type="float" office:value="29.89" calcext:value-type="float">
            <text:p>29,89</text:p>
          </table:table-cell>
          <table:table-cell office:value-type="float" office:value="27.89" calcext:value-type="float">
            <text:p>27,89</text:p>
          </table:table-cell>
          <table:table-cell office:value-type="float" office:value="18.25" calcext:value-type="float">
            <text:p>18,25</text:p>
          </table:table-cell>
          <table:table-cell office:value-type="float" office:value="0.82" calcext:value-type="float">
            <text:p>0,82</text:p>
          </table:table-cell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0.81" calcext:value-type="float">
            <text:p>0,81</text:p>
          </table:table-cell>
          <table:table-cell office:value-type="float" office:value="-14.56" calcext:value-type="float">
            <text:p>-14,56</text:p>
          </table:table-cell>
          <table:table-cell office:value-type="float" office:value="-28.27" calcext:value-type="float">
            <text:p>-28,27</text:p>
          </table:table-cell>
          <table:table-cell office:value-type="float" office:value="-38.92" calcext:value-type="float">
            <text:p>-38,92</text:p>
          </table:table-cell>
          <table:table-cell office:value-type="float" office:value="-44.78" calcext:value-type="float">
            <text:p>-44,78</text:p>
          </table:table-cell>
          <table:table-cell office:value-type="float" office:value="-44.97" calcext:value-type="float">
            <text:p>-44,97</text:p>
          </table:table-cell>
          <table:table-cell office:value-type="float" office:value="-43.6" calcext:value-type="float">
            <text:p>-43,6</text:p>
          </table:table-cell>
          <table:table-cell office:value-type="float" office:value="-44.53" calcext:value-type="float">
            <text:p>-44,53</text:p>
          </table:table-cell>
          <table:table-cell office:value-type="float" office:value="-40.05" calcext:value-type="float">
            <text:p>-40,05</text:p>
          </table:table-cell>
          <table:table-cell office:value-type="float" office:value="-3.11" calcext:value-type="float">
            <text:p>-3,11</text:p>
          </table:table-cell>
          <table:table-cell office:value-type="float" office:value="38.21" calcext:value-type="float">
            <text:p>38,21</text:p>
          </table:table-cell>
          <table:table-cell office:value-type="float" office:value="44.98" calcext:value-type="float">
            <text:p>44,98</text:p>
          </table:table-cell>
          <table:table-cell office:value-type="float" office:value="39.82" calcext:value-type="float">
            <text:p>39,82</text:p>
          </table:table-cell>
          <table:table-cell office:value-type="float" office:value="29.56" calcext:value-type="float">
            <text:p>29,56</text:p>
          </table:table-cell>
          <table:table-cell office:value-type="float" office:value="16.1" calcext:value-type="float">
            <text:p>16,1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0.9" calcext:value-type="float">
            <text:p>0,9</text:p>
          </table:table-cell>
          <table:table-cell office:value-type="float" office:value="-16.3" calcext:value-type="float">
            <text:p>-16,3</text:p>
          </table:table-cell>
          <table:table-cell office:value-type="float" office:value="-33" calcext:value-type="float">
            <text:p>-33</text:p>
          </table:table-cell>
          <table:table-cell office:value-type="float" office:value="-48.5" calcext:value-type="float">
            <text:p>-48,5</text:p>
          </table:table-cell>
          <table:table-cell office:value-type="float" office:value="-62.8" calcext:value-type="float">
            <text:p>-62,8</text:p>
          </table:table-cell>
          <table:table-cell table:number-columns-repeated="3"/>
          <table:table-cell office:value-type="float" office:value="-76.4" calcext:value-type="float">
            <text:p>-76,4</text:p>
          </table:table-cell>
          <table:table-cell office:value-type="float" office:value="88.66" calcext:value-type="float">
            <text:p>88,66</text:p>
          </table:table-cell>
          <table:table-cell office:value-type="float" office:value="77.8" calcext:value-type="float">
            <text:p>77,8</text:p>
          </table:table-cell>
          <table:table-cell office:value-type="float" office:value="64.3" calcext:value-type="float">
            <text:p>64,3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office:value-type="float" office:value="1.035" calcext:value-type="float">
            <text:p>1,035</text:p>
          </table:table-cell>
          <table:table-cell office:value-type="float" office:value="-18.6" calcext:value-type="float">
            <text:p>-18,6</text:p>
          </table:table-cell>
          <table:table-cell office:value-type="float" office:value="-38.24" calcext:value-type="float">
            <text:p>-38,24</text:p>
          </table:table-cell>
          <table:table-cell office:value-type="float" office:value="-58.4" calcext:value-type="float">
            <text:p>-58,4</text:p>
          </table:table-cell>
          <table:table-cell office:value-type="float" office:value="-80.77" calcext:value-type="float">
            <text:p>-80,77</text:p>
          </table:table-cell>
          <table:table-cell table:number-columns-repeated="3"/>
          <table:table-cell office:value-type="float" office:value="68.2" calcext:value-type="float">
            <text:p>68,2</text:p>
          </table:table-cell>
          <table:table-cell office:value-type="float" office:value="4.58" calcext:value-type="float">
            <text:p>4,58</text:p>
          </table:table-cell>
          <table:table-cell office:value-type="float" office:value="-63" calcext:value-type="float">
            <text:p>-63</text:p>
          </table:table-cell>
          <table:table-cell office:value-type="float" office:value="83.5" calcext:value-type="float">
            <text:p>83,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.6" calcext:value-type="float">
            <text:p>20,6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covered-table-cell/>
          <table:table-cell table:number-columns-repeated="17"/>
        </table:table-row>
        <table:table-row table:style-name="ro1">
          <table:covered-table-cell/>
          <table:table-cell table:number-columns-repeated="17"/>
        </table:table-row>
        <table:table-row table:style-name="ro1">
          <table:covered-table-cell/>
          <table:table-cell table:number-columns-repeated="17"/>
        </table:table-row>
        <table:table-row table:style-name="ro1">
          <table:covered-table-cell/>
          <table:table-cell table:number-columns-repeated="17"/>
        </table:table-row>
        <table:table-row table:style-name="ro1">
          <table:covered-table-cell/>
          <table:table-cell table:number-columns-repeated="17"/>
        </table:table-row>
        <table:table-row table:style-name="ro1">
          <table:covered-table-cell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16:30.167715329</meta:creation-date>
    <dc:date>2018-11-22T14:53:38.115705056</dc:date>
    <meta:editing-duration>PT55M26S</meta:editing-duration>
    <meta:editing-cycles>3</meta:editing-cycles>
    <meta:generator>LibreOffice/5.1.6.2$Linux_X86_64 LibreOffice_project/10m0$Build-2</meta:generator>
    <meta:document-statistic meta:table-count="1" meta:cell-count="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1.765cm" svg:height="14.106cm" xlink:href=".." xlink:type="simple" chart:class="chart:scatter" chart:row-mapping="0 1 2 5 6 7 8 9" chart:style-name="ch1">
        <chart:legend chart:legend-position="end" svg:x="39.125cm" svg:y="4.513cm" style:legend-expansion="high" chart:style-name="ch2"/>
        <chart:plot-area chart:style-name="ch3" table:cell-range-address="Feuille1.B2:Feuille1.R6 Feuille1.B8:Feuille1.R12" chart:data-source-has-labels="column" svg:x="0.835cm" svg:y="0.282cm" svg:width="37.455cm" svg:height="13.542cm">
          <chartooo:coordinate-region svg:x="1.747cm" svg:y="0.481cm" svg:width="36.263cm" svg:height="13.1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R3" chart:label-cell-address="Feuille1.B3:Feuille1.B3" chart:class="chart:scatter">
            <chart:domain table:cell-range-address="Feuille1.C2:Feuille1.R2"/>
            <chart:data-point chart:repeated="16"/>
          </chart:series>
          <chart:series chart:style-name="ch8" chart:values-cell-range-address="Feuille1.C4:Feuille1.R4" chart:label-cell-address="Feuille1.B4:Feuille1.B4" chart:class="chart:scatter">
            <chart:data-point chart:repeated="16"/>
          </chart:series>
          <chart:series chart:style-name="ch9" chart:values-cell-range-address="Feuille1.C6:Feuille1.R6" chart:label-cell-address="Feuille1.B6:Feuille1.B6" chart:class="chart:scatter">
            <chart:data-point chart:repeated="16"/>
          </chart:series>
          <chart:series chart:style-name="ch10" chart:values-cell-range-address="Feuille1.C5:Feuille1.R5" chart:label-cell-address="Feuille1.B5:Feuille1.B5" chart:class="chart:scatter">
            <chart:data-point chart:repeated="16"/>
          </chart:series>
          <chart:series chart:style-name="ch11" chart:values-cell-range-address="Feuille1.C6:Feuille1.R6" chart:label-cell-address="Feuille1.B6:Feuille1.B6" chart:class="chart:scatter">
            <chart:data-point chart:repeated="16"/>
          </chart:series>
          <chart:series chart:style-name="ch12" chart:values-cell-range-address="Feuille1.C8:Feuille1.R8" chart:label-cell-address="Feuille1.B8:Feuille1.B8" chart:class="chart:scatter">
            <chart:data-point chart:repeated="16"/>
          </chart:series>
          <chart:series chart:style-name="ch13" chart:values-cell-range-address="Feuille1.C9:Feuille1.R9" chart:label-cell-address="Feuille1.B9:Feuille1.B9" chart:class="chart:scatter">
            <chart:data-point chart:repeated="16"/>
          </chart:series>
          <chart:series chart:style-name="ch14" chart:values-cell-range-address="Feuille1.C10:Feuille1.R10" chart:label-cell-address="Feuille1.B10:Feuille1.B10" chart:class="chart:scatter">
            <chart:data-point chart:repeated="16"/>
          </chart:series>
          <chart:series chart:style-name="ch15" chart:values-cell-range-address="Feuille1.C11:Feuille1.R11" chart:label-cell-address="Feuille1.B11:Feuille1.B11" chart:class="chart:scatter">
            <chart:data-point chart:repeated="16"/>
          </chart:series>
          <chart:series chart:style-name="ch16" chart:values-cell-range-address="Feuille1.C12:Feuille1.R12" chart:label-cell-address="Feuille1.B12:Feuille1.B12" chart:class="chart:scatter">
            <chart:data-point chart:repeated="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Ligne 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euille1.C2:Feuille1.R2</svg:desc>
                </draw:g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150">
                <text:p>150</text:p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240">
                <text:p>240</text:p>
              </table:table-cell>
              <table:table-cell office:value-type="float" office:value="270">
                <text:p>270</text:p>
              </table:table-cell>
              <table:table-cell office:value-type="float" office:value="300">
                <text:p>300</text:p>
              </table:table-cell>
              <table:table-cell office:value-type="float" office:value="330">
                <text:p>3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0</text:p>
                <draw:g>
                  <svg:desc>Feuille1.B3:Feuille1.B3</svg:desc>
                </draw:g>
              </table:table-cell>
              <table:table-cell office:value-type="float" office:value="0.8">
                <text:p>0.8</text:p>
                <draw:g>
                  <svg:desc>Feuille1.C3:Feuille1.R3</svg:desc>
                </draw:g>
              </table:table-cell>
              <table:table-cell office:value-type="float" office:value="-16.97">
                <text:p>-16.97</text:p>
              </table:table-cell>
              <table:table-cell office:value-type="float" office:value="-27.3">
                <text:p>-27.3</text:p>
              </table:table-cell>
              <table:table-cell office:value-type="float" office:value="-29.99">
                <text:p>-29.99</text:p>
              </table:table-cell>
              <table:table-cell office:value-type="float" office:value="-26.28">
                <text:p>-2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.26">
                <text:p>-16.26</text:p>
              </table:table-cell>
              <table:table-cell office:value-type="float" office:value="-1.02">
                <text:p>-1.02</text:p>
              </table:table-cell>
              <table:table-cell office:value-type="float" office:value="14.61">
                <text:p>14.61</text:p>
              </table:table-cell>
              <table:table-cell office:value-type="float" office:value="25.42">
                <text:p>25.42</text:p>
              </table:table-cell>
              <table:table-cell office:value-type="float" office:value="29.89">
                <text:p>29.89</text:p>
              </table:table-cell>
              <table:table-cell office:value-type="float" office:value="27.89">
                <text:p>27.89</text:p>
              </table:table-cell>
              <table:table-cell office:value-type="float" office:value="18.25">
                <text:p>18.2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5</text:p>
                <draw:g>
                  <svg:desc>Feuille1.B4:Feuille1.B4</svg:desc>
                </draw:g>
              </table:table-cell>
              <table:table-cell office:value-type="float" office:value="0.81">
                <text:p>0.81</text:p>
                <draw:g>
                  <svg:desc>Feuille1.C4:Feuille1.R4</svg:desc>
                </draw:g>
              </table:table-cell>
              <table:table-cell office:value-type="float" office:value="-14.56">
                <text:p>-14.56</text:p>
              </table:table-cell>
              <table:table-cell office:value-type="float" office:value="-28.27">
                <text:p>-28.27</text:p>
              </table:table-cell>
              <table:table-cell office:value-type="float" office:value="-38.92">
                <text:p>-38.92</text:p>
              </table:table-cell>
              <table:table-cell office:value-type="float" office:value="-44.78">
                <text:p>-44.78</text:p>
              </table:table-cell>
              <table:table-cell office:value-type="float" office:value="-44.97">
                <text:p>-44.97</text:p>
              </table:table-cell>
              <table:table-cell office:value-type="float" office:value="-43.6">
                <text:p>-43.6</text:p>
              </table:table-cell>
              <table:table-cell office:value-type="float" office:value="-44.53">
                <text:p>-44.53</text:p>
              </table:table-cell>
              <table:table-cell office:value-type="float" office:value="-40.05">
                <text:p>-40.05</text:p>
              </table:table-cell>
              <table:table-cell office:value-type="float" office:value="-3.11">
                <text:p>-3.11</text:p>
              </table:table-cell>
              <table:table-cell office:value-type="float" office:value="38.21">
                <text:p>38.21</text:p>
              </table:table-cell>
              <table:table-cell office:value-type="float" office:value="44.98">
                <text:p>44.98</text:p>
              </table:table-cell>
              <table:table-cell office:value-type="float" office:value="39.82">
                <text:p>39.82</text:p>
              </table:table-cell>
              <table:table-cell office:value-type="float" office:value="29.56">
                <text:p>29.56</text:p>
              </table:table-cell>
              <table:table-cell office:value-type="float" office:value="16.1">
                <text:p>16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0</text:p>
                <draw:g>
                  <svg:desc>Feuille1.B6:Feuille1.B6</svg:desc>
                </draw:g>
              </table:table-cell>
              <table:table-cell office:value-type="float" office:value="1.035">
                <text:p>1.035</text:p>
                <draw:g>
                  <svg:desc>Feuille1.C6:Feuille1.R6</svg:desc>
                </draw:g>
              </table:table-cell>
              <table:table-cell office:value-type="float" office:value="-18.6">
                <text:p>-18.6</text:p>
              </table:table-cell>
              <table:table-cell office:value-type="float" office:value="-38.24">
                <text:p>-38.24</text:p>
              </table:table-cell>
              <table:table-cell office:value-type="float" office:value="-58.4">
                <text:p>-58.4</text:p>
              </table:table-cell>
              <table:table-cell office:value-type="float" office:value="-80.77">
                <text:p>-8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2">
                <text:p>68.2</text:p>
              </table:table-cell>
              <table:table-cell office:value-type="float" office:value="4.58">
                <text:p>4.58</text:p>
              </table:table-cell>
              <table:table-cell office:value-type="float" office:value="-63">
                <text:p>-63</text:p>
              </table:table-cell>
              <table:table-cell office:value-type="float" office:value="83.5">
                <text:p>83.5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0.6">
                <text:p>20.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0</text:p>
                <draw:g>
                  <svg:desc>Feuille1.B5:Feuille1.B5</svg:desc>
                </draw:g>
              </table:table-cell>
              <table:table-cell office:value-type="float" office:value="0.9">
                <text:p>0.9</text:p>
                <draw:g>
                  <svg:desc>Feuille1.C5:Feuille1.R5</svg:desc>
                </draw:g>
              </table:table-cell>
              <table:table-cell office:value-type="float" office:value="-16.3">
                <text:p>-16.3</text:p>
              </table:table-cell>
              <table:table-cell office:value-type="float" office:value="-33">
                <text:p>-33</text:p>
              </table:table-cell>
              <table:table-cell office:value-type="float" office:value="-48.5">
                <text:p>-48.5</text:p>
              </table:table-cell>
              <table:table-cell office:value-type="float" office:value="-62.8">
                <text:p>-6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6.4">
                <text:p>-76.4</text:p>
              </table:table-cell>
              <table:table-cell office:value-type="float" office:value="88.66">
                <text:p>88.66</text:p>
              </table:table-cell>
              <table:table-cell office:value-type="float" office:value="77.8">
                <text:p>77.8</text:p>
              </table:table-cell>
              <table:table-cell office:value-type="float" office:value="64.3">
                <text:p>64.3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0</text:p>
                <draw:g>
                  <svg:desc>Feuille1.B6:Feuille1.B6</svg:desc>
                </draw:g>
              </table:table-cell>
              <table:table-cell office:value-type="float" office:value="1.035">
                <text:p>1.035</text:p>
                <draw:g>
                  <svg:desc>Feuille1.C6:Feuille1.R6</svg:desc>
                </draw:g>
              </table:table-cell>
              <table:table-cell office:value-type="float" office:value="-18.6">
                <text:p>-18.6</text:p>
              </table:table-cell>
              <table:table-cell office:value-type="float" office:value="-38.24">
                <text:p>-38.24</text:p>
              </table:table-cell>
              <table:table-cell office:value-type="float" office:value="-58.4">
                <text:p>-58.4</text:p>
              </table:table-cell>
              <table:table-cell office:value-type="float" office:value="-80.77">
                <text:p>-80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2">
                <text:p>68.2</text:p>
              </table:table-cell>
              <table:table-cell office:value-type="float" office:value="4.58">
                <text:p>4.58</text:p>
              </table:table-cell>
              <table:table-cell office:value-type="float" office:value="-63">
                <text:p>-63</text:p>
              </table:table-cell>
              <table:table-cell office:value-type="float" office:value="83.5">
                <text:p>83.5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20.6">
                <text:p>20.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/>
                <draw:g>
                  <svg:desc>Feuille1.B8:Feuille1.B8</svg:desc>
                </draw:g>
              </table:table-cell>
              <table:table-cell office:value-type="float" office:value="NaN">
                <text:p>NaN</text:p>
                <draw:g>
                  <svg:desc>Feuille1.C8:Feuille1.R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Feuille1.B9:Feuille1.B9</svg:desc>
                </draw:g>
              </table:table-cell>
              <table:table-cell office:value-type="float" office:value="NaN">
                <text:p>NaN</text:p>
                <draw:g>
                  <svg:desc>Feuille1.C9:Feuille1.R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Feuille1.B10:Feuille1.B10</svg:desc>
                </draw:g>
              </table:table-cell>
              <table:table-cell office:value-type="float" office:value="NaN">
                <text:p>NaN</text:p>
                <draw:g>
                  <svg:desc>Feuille1.C10:Feuille1.R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Feuille1.B11:Feuille1.B11</svg:desc>
                </draw:g>
              </table:table-cell>
              <table:table-cell office:value-type="float" office:value="NaN">
                <text:p>NaN</text:p>
                <draw:g>
                  <svg:desc>Feuille1.C11:Feuille1.R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Feuille1.B12:Feuille1.B12</svg:desc>
                </draw:g>
              </table:table-cell>
              <table:table-cell office:value-type="float" office:value="NaN">
                <text:p>NaN</text:p>
                <draw:g>
                  <svg:desc>Feuille1.C12:Feuille1.R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